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8c2e" officeooo:paragraph-rsid="00138c2e"/>
    </style:style>
    <style:style style:name="P2" style:family="paragraph" style:parent-style-name="Standard">
      <style:text-properties officeooo:rsid="0013a989" officeooo:paragraph-rsid="0013a989"/>
    </style:style>
    <style:style style:name="P3" style:family="paragraph" style:parent-style-name="Standard">
      <style:text-properties fo:font-style="italic" officeooo:rsid="0013a989" officeooo:paragraph-rsid="0013a989" style:font-style-asian="italic" style:font-style-complex="italic"/>
    </style:style>
    <style:style style:name="P4" style:family="paragraph" style:parent-style-name="Standard">
      <style:text-properties fo:font-style="italic" officeooo:rsid="001c5c72" officeooo:paragraph-rsid="001c5c72" style:font-style-asian="italic" style:font-style-complex="italic"/>
    </style:style>
    <style:style style:name="P5" style:family="paragraph" style:parent-style-name="Standard">
      <style:text-properties fo:font-style="italic" officeooo:rsid="001c5c72" officeooo:paragraph-rsid="001f78c6" style:font-style-asian="italic" style:font-style-complex="italic"/>
    </style:style>
    <style:style style:name="P6" style:family="paragraph" style:parent-style-name="Standard">
      <style:text-properties fo:font-style="italic" officeooo:rsid="00201d93" officeooo:paragraph-rsid="00201d93" style:font-style-asian="italic" style:font-style-complex="italic"/>
    </style:style>
    <style:style style:name="P7" style:family="paragraph" style:parent-style-name="Standard">
      <style:text-properties fo:font-style="italic" officeooo:rsid="00201d93" officeooo:paragraph-rsid="0022348f" style:font-style-asian="italic" style:font-style-complex="italic"/>
    </style:style>
    <style:style style:name="P8" style:family="paragraph" style:parent-style-name="Standard">
      <style:text-properties fo:font-style="italic" officeooo:rsid="00214f48" officeooo:paragraph-rsid="00214f48" style:font-style-asian="italic" style:font-style-complex="italic"/>
    </style:style>
    <style:style style:name="P9" style:family="paragraph" style:parent-style-name="Standard">
      <style:text-properties fo:font-style="italic" officeooo:rsid="0022348f" officeooo:paragraph-rsid="0022348f" style:font-style-asian="italic" style:font-style-complex="italic"/>
    </style:style>
    <style:style style:name="P10" style:family="paragraph" style:parent-style-name="Standard">
      <style:text-properties officeooo:rsid="00173d83" officeooo:paragraph-rsid="00173d83"/>
    </style:style>
    <style:style style:name="P11" style:family="paragraph" style:parent-style-name="Standard">
      <style:text-properties officeooo:rsid="0017532b" officeooo:paragraph-rsid="0017532b"/>
    </style:style>
    <style:style style:name="P12" style:family="paragraph" style:parent-style-name="Standard">
      <style:text-properties officeooo:rsid="00189ec8" officeooo:paragraph-rsid="00189ec8"/>
    </style:style>
    <style:style style:name="P13" style:family="paragraph" style:parent-style-name="Standard">
      <style:text-properties officeooo:rsid="0019983e" officeooo:paragraph-rsid="0019983e"/>
    </style:style>
    <style:style style:name="P14" style:family="paragraph" style:parent-style-name="Standard">
      <style:text-properties fo:font-style="italic" officeooo:rsid="0022348f" officeooo:paragraph-rsid="0022348f" style:font-style-asian="italic" style:font-style-complex="italic"/>
    </style:style>
    <style:style style:name="P15" style:family="paragraph" style:parent-style-name="Standard">
      <style:text-properties fo:font-style="italic" officeooo:rsid="001dc4f6" officeooo:paragraph-rsid="001dc4f6" style:font-style-asian="italic" style:font-style-complex="italic"/>
    </style:style>
    <style:style style:name="P16" style:family="paragraph" style:parent-style-name="Standard">
      <style:text-properties fo:font-style="italic" officeooo:rsid="001c5c72" officeooo:paragraph-rsid="002290ec" style:font-style-asian="italic" style:font-style-complex="italic"/>
    </style:style>
    <style:style style:name="P17" style:family="paragraph" style:parent-style-name="Standard">
      <style:text-properties fo:font-style="italic" officeooo:rsid="002290ec" officeooo:paragraph-rsid="002290ec" style:font-style-asian="italic" style:font-style-complex="italic"/>
    </style:style>
    <style:style style:name="T1" style:family="text">
      <style:text-properties officeooo:rsid="0013a989"/>
    </style:style>
    <style:style style:name="T2" style:family="text">
      <style:text-properties officeooo:rsid="0015ab3e"/>
    </style:style>
    <style:style style:name="T3" style:family="text">
      <style:text-properties officeooo:rsid="00173d83"/>
    </style:style>
    <style:style style:name="T4" style:family="text">
      <style:text-properties officeooo:rsid="0017532b"/>
    </style:style>
    <style:style style:name="T5" style:family="text">
      <style:text-properties officeooo:rsid="001e7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esktop Environments section is one I have been putting off doing. <text:s/><text:span text:style-name="T1">I have been trying to figure out a way to explain it so that a new user would understand it … so hopefully I don't lose anyone here and explain it right.</text:span></text:p>
      <text:p text:style-name="P1"/>
      <text:p text:style-name="P2">Terms</text:p>
      <text:p text:style-name="P2">“Desktops” = “Desktop <text:span text:style-name="T2">Environments</text:span>” = “ D.E.” 's (for short) </text:p>
      <text:p text:style-name="P1"/>
      <text:p text:style-name="P1"/>
      <text:p text:style-name="P2">OK, First think of the Windows “Interface” (what you see on the screen and interact with). <text:s/>Since … say Windows 95 to Windows 7 it has been basically the same … a tweak here and there, a changed start menu here and there .. but basically the same. <text:s/>NOW think of the Windows 8 “tile interface” … You can (note that they are not two DIFFERENT “Desktops”, as I state below) sort of think of them as two different “Desktops” . <text:s/><text:span text:style-name="T3">The “tile”/”Metro”/whatever it's called interface is one “DE” and the regular interface (that you may know from Windows 95 to Windows 7 days) are another DE. <text:s/>(Again this is a metaphor) </text:span></text:p>
      <text:p text:style-name="P2"/>
      <text:p text:style-name="P10">In Linux you have a lot more choices … GRANTED <text:span text:style-name="T4">they are easy to use and a lot are not too different from each other. <text:s/>If you are fine with the programs menu (aka the Start menu, in Windows) not saying “Start” on it … or maybe out of the gate (this can be customized anyway) the menu bar is on the top of the screen... you will be fine in Linux … I do feel that “Unity” and “Gnome-shell” (two Linux DE's) do take some getting use to and may NOT be the best choice for new users, as their first experience. <text:s/>I would recommend the following DE's first </text:span></text:p>
      <text:p text:style-name="P10"/>
      <text:p text:style-name="P12">Heavier DE's on resources (I'd say maybe 4GB of Ram or more, at least, for these two) </text:p>
      <text:p text:style-name="P11">Cinnamon </text:p>
      <text:p text:style-name="P11">KDE </text:p>
      <text:p text:style-name="P11"/>
      <text:p text:style-name="P12">Better for “Older” computers or just anyone wanting a more “lightweight” DE option</text:p>
      <text:p text:style-name="P11">Mate (mah-tay) </text:p>
      <text:p text:style-name="P11">XFCE</text:p>
      <text:p text:style-name="P11">LXDE / LXQT</text:p>
      <text:p text:style-name="P11"/>
      <text:p text:style-name="P10"/>
      <text:p text:style-name="P13">Really if you want to know my favorite … I like XFCE best (tweaked and customized) though I do not have a real favorite … they are all pretty good if you ask me</text:p>
      <text:p text:style-name="P10"/>
      <text:p text:style-name="P10"/>
      <text:p text:style-name="P10"/>
      <text:p text:style-name="P3">(PLEASE NOTE for those that are Windows 8 and Linux users, I am trying to make a metaphor for new users …I know these are not two <text:span text:style-name="T2">separate</text:span> “Desktops” in Windows 8) </text:p>
      <text:p text:style-name="P3"/>
      <text:p text:style-name="P4">--- ---------------------- ------------------- --------------</text:p>
      <text:p text:style-name="P9">Budgie</text:p>
      <text:p text:style-name="P6">Cinnamon</text:p>
      <text:p text:style-name="P8">Fluxbox</text:p>
      <text:p text:style-name="P6">KDE</text:p>
      <text:p text:style-name="P6">LXDE</text:p>
      <text:p text:style-name="P6">LXQT</text:p>
      <text:p text:style-name="P6">Mate</text:p>
      <text:p text:style-name="P6"><text:soft-page-break/>Openbox</text:p>
      <text:p text:style-name="P9">Pantheon</text:p>
      <text:p text:style-name="P7">RazorQT</text:p>
      <text:p text:style-name="P6">XFCE</text:p>
      <text:p text:style-name="P4"/>
      <text:p text:style-name="P5">--- ---------------------- ------------------- --------------</text:p>
      <text:p text:style-name="P4">(note to self: any distro that is bare bones (say arch or stock debian) WILL NOT be listed here ...nor any distros that are spins of spins (say Matt's Manjaro or COL )</text:p>
      <text:p text:style-name="P4"/>
      <text:p text:style-name="P4">KDE – Kubuntu, Open Suse, Fedora KDE spin, Linux Mint KDE Edition, SoyldK, Kwheezy, Antergos, Korora </text:p>
      <text:p text:style-name="P4"/>
      <text:p text:style-name="P4">Cinnamon – Linux Mint, Linux Mint Debian Edition</text:p>
      <text:p text:style-name="P4"/>
      <text:p text:style-name="P4">XFCE – Linux Mint XFCE Edition, Xubunt<text:span text:style-name="T5">u, Makulu, Manjaro XFCE, Fedora XFCE Spin, Linux Lite</text:span></text:p>
      <text:p text:style-name="P4"/>
      <text:p text:style-name="P4">Mate - Ubuntu Mate, Fedora “Mate + Compiz”, </text:p>
      <text:p text:style-name="P4"/>
      <text:p text:style-name="P15">LXDE – LXLE, Lubuntu</text:p>
      <text:p text:style-name="P15"/>
      <text:p text:style-name="P15"/>
      <text:p text:style-name="P16">--- ---------------------- ------------------- --------------</text:p>
      <text:p text:style-name="P17">Similar Distros + DEs (my opinion) </text:p>
      <text:p text:style-name="P17"/>
      <text:p text:style-name="P17"/>
      <text:p text:style-name="P17">Mate</text:p>
      <text:p text:style-name="P17">Linux Mint Mate Edition AND Ubuntu Mate </text:p>
      <text:p text:style-name="P17"/>
      <text:p text:style-name="P17">LXDE </text:p>
      <text:p text:style-name="P17">LXLE and Lubuntu</text:p>
      <text:p text:style-name="P17"/>
      <text:p text:style-name="P17">XFCE</text:p>
      <text:p text:style-name="P17">Xubuntu and Linux Mint XFCE edition AND </text:p>
      <text:p text:style-name="P17"/>
      <text:p text:style-name="P17">KDE </text:p>
      <text:p text:style-name="P17">Netrunner (either versions) and Kubuntu AND Linux Mint KDE edition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3:49:48.853000000</meta:creation-date>
    <dc:date>2015-01-21T16:21:31.784000000</dc:date>
    <meta:editing-duration>PT1H34M48S</meta:editing-duration>
    <meta:editing-cycles>1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43" meta:word-count="521" meta:character-count="2916" meta:non-whitespace-character-count="2412"/>
  </office:meta>
</office:document-meta>
</file>